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6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text-underline-mode="continuous" style:text-overline-mode="continuous" style:text-line-through-mode="continuous" style:font-name-asian="Lohit Hindi" style:font-size-asian="6.80000019073486pt" style:font-style-asian="italic" style:font-weight-asian="bold" style:font-name-complex="WenQuanYi Micro Hei" style:font-size-complex="6.80000019073486pt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ize-complex="6.80000019073486pt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text-underline-mode="continuous" style:text-overline-mode="continuous" style:text-line-through-mode="continuous" style:font-name-asian="Lohit Hindi" style:font-size-asian="6.80000019073486pt" style:font-style-asian="normal" style:font-weight-asian="normal" style:font-name-complex="WenQuanYi Micro Hei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6.80000019073486pt" style:font-style-asian="normal" style:font-weight-asian="bold" style:font-name-complex="WenQuanYi Micro Hei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6.80000019073486pt" style:font-style-asian="normal" style:font-weight-asian="normal" style:font-name-complex="WenQuanYi Micro Hei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font-style-asian="normal" style:font-weight-asian="normal" style:font-name-complex="WenQuanYi Micro Hei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font-style-asian="normal" style:font-weight-asian="normal" style:font-name-complex="DejaVu Sans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font-style-asian="normal" style:font-weight-asian="normal" style:font-name-complex="WenQuanYi Micro Hei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2pt" fo:font-weight="bold" fo:font-style="italic" style:letter-kerning="true" fo:country="none" style:country-asian="none" style:font-name-asian="Lohit Hindi" style:font-name-complex="WenQuanYi Micro Hei" style:font-weight-asian="bold" style:font-weight-complex="bold" style:font-style-asian="italic" style:font-style-complex="italic"/>
    </style:style>
    <style:style style:name="T2" style:family="text">
      <style:text-properties style:font-name="Arial" style:font-name-asian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font-size="12pt" style:letter-kerning="true" fo:country="none" style:country-asian="none" style:font-name-asian="Arial" style:font-name-complex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row table:style-name="ro2">
          <table:table-cell table:style-name="ce1" office:value-type="string" calcext:value-type="string">
            <text:p>Dokument: j-lawyer–alle Platzhalter-Tabellle.ods</text:p>
          </table:table-cell>
        </table:table-row>
        <table:table-row table:style-name="ro3">
          <table:table-cell table:style-name="ce2" office:value-type="string" calcext:value-type="string">
            <text:p><text:span text:style-name="T1">Autor:Jens Kutschke, </text:span><text:span text:style-name="T1"><text:a xlink:href="http://www.j-lawyer.org/" xlink:type="simple">http://www.j-lawyer.org</text:a></text:span></text:p>
          </table:table-cell>
        </table:table-row>
        <table:table-row table:style-name="ro2">
          <table:table-cell table:style-name="ce1" office:value-type="string" calcext:value-type="string">
            <text:p>Version: 1.1 vom 01.09.2018</text:p>
          </table:table-cell>
        </table:table-row>
        <table:table-row table:style-name="ro3">
          <table:table-cell table:style-name="ce2" office:value-type="string" calcext:value-type="string">
            <text:p><text:span text:style-name="T1">Lizenz:Creative Commons, </text:span><text:span text:style-name="T1"><text:a xlink:href="http://creativecommons.org/licenses/by-sa/3.0/deed.de" xlink:type="simple">http://creativecommons.org/licenses/by-sa/3.0/deed.de</text:a></text:span></text:p>
          </table:table-cell>
        </table:table-row>
        <table:table-row table:style-name="ro2" table:number-rows-repeated="2">
          <table:table-cell table:style-name="ce3"/>
        </table:table-row>
        <table:table-row table:style-name="ro2">
          <table:table-cell table:style-name="ce4" office:value-type="string" calcext:value-type="string">
            <text:p>Beschreibung:</text:p>
          </table:table-cell>
        </table:table-row>
        <table:table-row table:style-name="ro2">
          <table:table-cell table:style-name="ce4" office:value-type="string" calcext:value-type="string">
            <text:p>Dieses Dokument beinhaltet alle unterstützten Platzhalter für Sie als Referenz.</text:p>
          </table:table-cell>
        </table:table-row>
        <table:table-row table:style-name="ro2">
          <table:table-cell table:style-name="ce5"/>
        </table:table-row>
        <table:table-row table:style-name="ro2">
          <table:table-cell table:style-name="ce6" office:value-type="string" calcext:value-type="string">
            <text:p>{{PROFIL_FIRMA}} Profildaten: Firmenbezeichnung</text:p>
          </table:table-cell>
        </table:table-row>
        <table:table-row table:style-name="ro2">
          <table:table-cell table:style-name="ce6" office:value-type="string" calcext:value-type="string">
            <text:p>{{PROFIL_STRASSE}} Profildaten: Strasse</text:p>
          </table:table-cell>
        </table:table-row>
        <table:table-row table:style-name="ro2">
          <table:table-cell table:style-name="ce6" office:value-type="string" calcext:value-type="string">
            <text:p>{{PROFIL_STRASSE2}} Profildaten: Adresszusatz</text:p>
          </table:table-cell>
        </table:table-row>
        <table:table-row table:style-name="ro2">
          <table:table-cell table:style-name="ce6" office:value-type="string" calcext:value-type="string">
            <text:p>{{PROFIL_PLZ}} Profildaten: Postleitzahl</text:p>
          </table:table-cell>
        </table:table-row>
        <table:table-row table:style-name="ro2">
          <table:table-cell table:style-name="ce6" office:value-type="string" calcext:value-type="string">
            <text:p>{{PROFIL_ORT}} Profildaten: Ort</text:p>
          </table:table-cell>
        </table:table-row>
        <table:table-row table:style-name="ro2">
          <table:table-cell table:style-name="ce6" office:value-type="string" calcext:value-type="string">
            <text:p>{{PROFIL_LAND}} Profildaten: Land</text:p>
          </table:table-cell>
        </table:table-row>
        <table:table-row table:style-name="ro2">
          <table:table-cell table:style-name="ce6" office:value-type="string" calcext:value-type="string">
            <text:p>{{PROFIL_TEL}} Profildaten: Telefonnummer</text:p>
          </table:table-cell>
        </table:table-row>
        <table:table-row table:style-name="ro2">
          <table:table-cell table:style-name="ce6" office:value-type="string" calcext:value-type="string">
            <text:p>{{PROFIL_FAX}} Profildaten: Faxnummer</text:p>
          </table:table-cell>
        </table:table-row>
        <table:table-row table:style-name="ro2">
          <table:table-cell table:style-name="ce6" office:value-type="string" calcext:value-type="string">
            <text:p>{{PROFIL_MOBIL}} Profildaten: Mobilnummer</text:p>
          </table:table-cell>
        </table:table-row>
        <table:table-row table:style-name="ro2">
          <table:table-cell table:style-name="ce6" office:value-type="string" calcext:value-type="string">
            <text:p>{{PROFIL_EMAIL}} Profildaten: E-Mailadresse</text:p>
          </table:table-cell>
        </table:table-row>
        <table:table-row table:style-name="ro2">
          <table:table-cell table:style-name="ce6" office:value-type="string" calcext:value-type="string">
            <text:p>{{PROFIL_WWW}} Profildaten: Internetadresse</text:p>
          </table:table-cell>
        </table:table-row>
        <table:table-row table:style-name="ro2">
          <table:table-cell table:style-name="ce6" office:value-type="string" calcext:value-type="string">
            <text:p>{{PROFIL_STNR}} Profildaten: Steuernummer</text:p>
          </table:table-cell>
        </table:table-row>
        <table:table-row table:style-name="ro2">
          <table:table-cell table:style-name="ce6" office:value-type="string" calcext:value-type="string">
            <text:p>{{PROFIL_BANK}} Profildaten: Bank</text:p>
          </table:table-cell>
        </table:table-row>
        <table:table-row table:style-name="ro2">
          <table:table-cell table:style-name="ce6" office:value-type="string" calcext:value-type="string">
            <text:p>{{PROFIL_KONTONR}} Profildaten: Kontonummer</text:p>
          </table:table-cell>
        </table:table-row>
        <table:table-row table:style-name="ro2">
          <table:table-cell table:style-name="ce6" office:value-type="string" calcext:value-type="string">
            <text:p>{{PROFIL_BLZ}} Profildaten: Bankleitzahl</text:p>
          </table:table-cell>
        </table:table-row>
        <table:table-row table:style-name="ro2">
          <table:table-cell table:style-name="ce6"/>
        </table:table-row>
        <table:table-row table:style-name="ro3">
          <table:table-cell table:style-name="ce7" office:value-type="string" calcext:value-type="string">
            <text:p><text:span text:style-name="T2">{{KURZDATUM}}Datum</text:span><text:span text:style-name="T3"> </text:span><text:span text:style-name="T2">in</text:span><text:span text:style-name="T3"> </text:span><text:span text:style-name="T2">der</text:span><text:span text:style-name="T3"> </text:span><text:span text:style-name="T2">Form</text:span><text:span text:style-name="T3"> </text:span><text:span text:style-name="T2">TT.MM.JJJJ</text:span></text:p>
          </table:table-cell>
        </table:table-row>
        <table:table-row table:style-name="ro3">
          <table:table-cell office:value-type="string" calcext:value-type="string">
            <text:p>{{LANGDATUM}}Datum<text:span text:style-name="T4"> </text:span>in<text:span text:style-name="T4"> </text:span>der<text:span text:style-name="T4"> </text:span>Form<text:span text:style-name="T4"> </text:span>Wochentag,<text:span text:style-name="T4"> </text:span>TT.MM.JJJJ</text:p>
          </table:table-cell>
        </table:table-row>
        <table:table-row table:style-name="ro2">
          <table:table-cell table:style-name="ce9" office:value-type="string" calcext:value-type="string">
            <text:p>{{DOK_DZ}} Diktatzeichen des Dokuments</text:p>
          </table:table-cell>
        </table:table-row>
        <table:table-row table:style-name="ro2">
          <table:table-cell table:style-name="ce9"/>
        </table:table-row>
        <table:table-row table:style-name="ro3">
          <table:table-cell office:value-type="string" calcext:value-type="string">
            <text:p>{{MANDANT_NAME}}Name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VORNAME}}Vorname<text:span text:style-name="T4"> </text:span>des<text:span text:style-name="T4"> </text:span>Mandanten</text:p>
          </table:table-cell>
        </table:table-row>
        <table:table-row table:style-name="ro2">
          <table:table-cell table:style-name="ce9" office:value-type="string" calcext:value-type="string">
            <text:p>{{MANDANT_FIRMA}} Firmenbezeichnung</text:p>
          </table:table-cell>
        </table:table-row>
        <table:table-row table:style-name="ro2">
          <table:table-cell table:style-name="ce9" office:value-type="string" calcext:value-type="string">
            <text:p>{{MANDANT_TITEL}} Titel des Mandanten</text:p>
          </table:table-cell>
        </table:table-row>
        <table:table-row table:style-name="ro3">
          <table:table-cell office:value-type="string" calcext:value-type="string">
            <text:p>{{MANDANT_ANREDE}}Anrede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NACHTEXT}}Nachtext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STRASSE}}Strasse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ORT}}Ort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PLZ}}Postleitzahl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LAND}}Land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TEL}}Telefonnummer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MOBIL}}Mobilnummer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FAX}}Faxnummer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EMAIL}}Emailadresse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WWW}}Homepage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BANK}}Bank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BLZ}}Bankleitzahl<text:span text:style-name="T4"> </text:span>der<text:span text:style-name="T4"> </text:span>Bank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KONTONR}}Kontonummer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RECHTSSCHUTZ}}Rechtsschutz<text:span text:style-name="T4"> </text:span>des<text:span text:style-name="T4"> </text:span>Mandanten</text:p>
          </table:table-cell>
        </table:table-row>
        <table:table-row table:style-name="ro3">
          <table:table-cell office:value-type="string" calcext:value-type="string">
            <text:p>{{MANDANT_VRECHTSSCHUTZ}}Verkehrsrechtsschutz<text:span text:style-name="T4"> </text:span>des<text:span text:style-name="T4"> </text:span>Mandanten</text:p>
          </table:table-cell>
        </table:table-row>
        <table:table-row table:style-name="ro2">
          <table:table-cell table:style-name="ce9" office:value-type="string" calcext:value-type="string">
            <text:p>{{MANDANT_EIGENE1}} Eigenes Feld 1</text:p>
          </table:table-cell>
        </table:table-row>
        <table:table-row table:style-name="ro2">
          <table:table-cell table:style-name="ce9" office:value-type="string" calcext:value-type="string">
            <text:p>{{MANDANT_EIGENE2}} Eigenes Feld 2</text:p>
          </table:table-cell>
        </table:table-row>
        <table:table-row table:style-name="ro2">
          <table:table-cell table:style-name="ce9" office:value-type="string" calcext:value-type="string">
            <text:p>{{MANDANT_EIGENE3}} Eigenes Feld 3</text:p>
          </table:table-cell>
        </table:table-row>
        <table:table-row table:style-name="ro2">
          <table:table-cell table:style-name="ce9" office:value-type="string" calcext:value-type="string">
            <text:p>{{MANDANT_GEB}} Geburtsdatum des Mandanten</text:p>
          </table:table-cell>
        </table:table-row>
        <table:table-row table:style-name="ro4">
          <table:table-cell table:style-name="ce10" office:value-type="string" calcext:value-type="string">
            <text:p>{{MANDANT_AKTE_KONTAKT}} Ansprechpartner des Mandanten innerhalb einer Akte</text:p>
          </table:table-cell>
        </table:table-row>
        <table:table-row table:style-name="ro4">
          <table:table-cell table:style-name="ce10" office:value-type="string" calcext:value-type="string">
            <text:p>{{MANDANT_AKTE_ZEICHEN}} AZ1/Referenz des Mandanten innerhalb einer Akte</text:p>
          </table:table-cell>
        </table:table-row>
        <table:table-row table:style-name="ro4">
          <table:table-cell table:style-name="ce10" office:value-type="string" calcext:value-type="string">
            <text:p>{{MANDANT_AKTE_EIGENE1}} Eigenes Feld 1 des Mandanten innerhalb einer Akte</text:p>
          </table:table-cell>
        </table:table-row>
        <table:table-row table:style-name="ro4">
          <table:table-cell table:style-name="ce10" office:value-type="string" calcext:value-type="string">
            <text:p>{{MANDANT_AKTE_EIGENE2}} Eigenes Feld 2 des Mandanten innerhalb einer Akte</text:p>
          </table:table-cell>
        </table:table-row>
        <table:table-row table:style-name="ro4">
          <table:table-cell table:style-name="ce10" office:value-type="string" calcext:value-type="string">
            <text:p>{{MANDANT_AKTE_EIGENE3}} Eigenes Feld 3 des Mandanten innerhalb einer Akte</text:p>
          </table:table-cell>
        </table:table-row>
        <table:table-row table:style-name="ro2">
          <table:table-cell table:style-name="ce9"/>
        </table:table-row>
        <table:table-row table:style-name="ro3">
          <table:table-cell office:value-type="string" calcext:value-type="string">
            <text:p>{{GEGNER_NAME}}Name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VORNAME}}Vorname<text:span text:style-name="T4"> </text:span>des<text:span text:style-name="T4"> </text:span>Gegners</text:p>
          </table:table-cell>
        </table:table-row>
        <table:table-row table:style-name="ro2">
          <table:table-cell table:style-name="ce9" office:value-type="string" calcext:value-type="string">
            <text:p>{{GEGNER_FIRMA}} Firmenbezeichnung</text:p>
          </table:table-cell>
        </table:table-row>
        <table:table-row table:style-name="ro2">
          <table:table-cell table:style-name="ce9" office:value-type="string" calcext:value-type="string">
            <text:p>{{GEGNER_TITEL}} Titel des Gegners</text:p>
          </table:table-cell>
        </table:table-row>
        <table:table-row table:style-name="ro3">
          <table:table-cell office:value-type="string" calcext:value-type="string">
            <text:p>{{GEGNER_ANREDE}}Anrede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NACHTEXT}}Nachtext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STRASSE}}Strasse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ORT}}Ort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PLZ}}Postleitzahl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LAND}}Land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TEL}}Telefonnummer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MOBIL}}Mobilnummer<text:span text:style-name="T4"> </text:span>des<text:span text:style-name="T4"> Gegners</text:span></text:p>
          </table:table-cell>
        </table:table-row>
        <table:table-row table:style-name="ro3">
          <table:table-cell office:value-type="string" calcext:value-type="string">
            <text:p>{{GEGNER_FAX}}Faxnummer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EMAIL}}Emailadresse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WWW}}Homepage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BANK}}Bank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BLZ}}Bankleitzahl<text:span text:style-name="T4"> </text:span>der<text:span text:style-name="T4"> </text:span>Bank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KONTONR}}Kontonummer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RECHTSSCHUTZ}}Rechtsschutz<text:span text:style-name="T4"> </text:span>des<text:span text:style-name="T4"> </text:span>Gegners</text:p>
          </table:table-cell>
        </table:table-row>
        <table:table-row table:style-name="ro3">
          <table:table-cell office:value-type="string" calcext:value-type="string">
            <text:p>{{GEGNER_VRECHTSSCHUTZ}}Verkehrsrechtsschutz<text:span text:style-name="T4"> </text:span>des<text:span text:style-name="T4"> </text:span>Gegners</text:p>
          </table:table-cell>
        </table:table-row>
        <table:table-row table:style-name="ro2">
          <table:table-cell table:style-name="ce9" office:value-type="string" calcext:value-type="string">
            <text:p>{{GEGNER_EIGENE1}} Eigenes Feld 1</text:p>
          </table:table-cell>
        </table:table-row>
        <table:table-row table:style-name="ro2">
          <table:table-cell table:style-name="ce9" office:value-type="string" calcext:value-type="string">
            <text:p>{{GEGNER_EIGENE2}} Eigenes Feld 2</text:p>
          </table:table-cell>
        </table:table-row>
        <table:table-row table:style-name="ro2">
          <table:table-cell table:style-name="ce9" office:value-type="string" calcext:value-type="string">
            <text:p>{{GEGNER_EIGENE3}} Eigenes Feld 3</text:p>
          </table:table-cell>
        </table:table-row>
        <table:table-row table:style-name="ro2">
          <table:table-cell table:style-name="ce9" office:value-type="string" calcext:value-type="string">
            <text:p>{{GEGNER_GEB}} Geburtsdatum des Gegners</text:p>
          </table:table-cell>
        </table:table-row>
        <table:table-row table:style-name="ro4">
          <table:table-cell table:style-name="ce10" office:value-type="string" calcext:value-type="string">
            <text:p>{{GEGNER_AKTE_KONTAKT}} Ansprechpartner des Gegners innerhalb einer Akte</text:p>
          </table:table-cell>
        </table:table-row>
        <table:table-row table:style-name="ro4">
          <table:table-cell table:style-name="ce10" office:value-type="string" calcext:value-type="string">
            <text:p>{{GEGNER_AKTE_ZEICHEN}} AZ1/Referenz des Gegners innerhalb einer Akte</text:p>
          </table:table-cell>
        </table:table-row>
        <table:table-row table:style-name="ro4">
          <table:table-cell table:style-name="ce10" office:value-type="string" calcext:value-type="string">
            <text:p>{{GEGNER_AKTE_EIGENE1}} Eigenes Feld 1 des Gegners innerhalb einer Akte</text:p>
          </table:table-cell>
        </table:table-row>
        <table:table-row table:style-name="ro4">
          <table:table-cell table:style-name="ce10" office:value-type="string" calcext:value-type="string">
            <text:p>{{GEGNER_AKTE_EIGENE2}} Eigenes Feld 2 des Gegners innerhalb einer Akte</text:p>
          </table:table-cell>
        </table:table-row>
        <table:table-row table:style-name="ro4">
          <table:table-cell table:style-name="ce10" office:value-type="string" calcext:value-type="string">
            <text:p>{{GEGNER_AKTE_EIGENE3}} Eigenes Feld 3 des Gegners innerhalb einer Akte</text:p>
          </table:table-cell>
        </table:table-row>
        <table:table-row table:style-name="ro2">
          <table:table-cell table:style-name="ce9"/>
        </table:table-row>
        <table:table-row table:style-name="ro3">
          <table:table-cell office:value-type="string" calcext:value-type="string">
            <text:p>{{DRITTE_NAME}}Name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VORNAME}}Vorname<text:span text:style-name="T4"> </text:span>des<text:span text:style-name="T4"> </text:span>Drittbeteiligten</text:p>
          </table:table-cell>
        </table:table-row>
        <table:table-row table:style-name="ro2">
          <table:table-cell table:style-name="ce9" office:value-type="string" calcext:value-type="string">
            <text:p>{{DRITTE_FIRMA}} Firmenbezeichnung</text:p>
          </table:table-cell>
        </table:table-row>
        <table:table-row table:style-name="ro2">
          <table:table-cell table:style-name="ce9" office:value-type="string" calcext:value-type="string">
            <text:p>{{DRITTE_TITEL}} Titel des Drittbeteiligten</text:p>
          </table:table-cell>
        </table:table-row>
        <table:table-row table:style-name="ro3">
          <table:table-cell office:value-type="string" calcext:value-type="string">
            <text:p>{{DRITTE_ANREDE}}Anrede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NACHTEXT}}Nachtext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STRASSE}}Strasse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ORT}}Ort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PLZ}}Postleitzahl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LAND}}Land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TEL}}Telefonnummer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MOBIL}}Mobilnummer<text:span text:style-name="T4"> </text:span>des<text:span text:style-name="T4"> Drittbeteiligten</text:span></text:p>
          </table:table-cell>
        </table:table-row>
        <table:table-row table:style-name="ro3">
          <table:table-cell office:value-type="string" calcext:value-type="string">
            <text:p>{{DRITTE_FAX}}Faxnummer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EMAIL}}Emailadresse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WWW}}Homepage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BANK}}Bank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BLZ}}Bankleitzahl<text:span text:style-name="T4"> </text:span>der<text:span text:style-name="T4"> </text:span>Bank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KONTONR}}Kontonummer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RECHTSSCHUTZ}}Rechtsschutz<text:span text:style-name="T4"> </text:span>des<text:span text:style-name="T4"> </text:span>Drittbeteiligten</text:p>
          </table:table-cell>
        </table:table-row>
        <table:table-row table:style-name="ro3">
          <table:table-cell office:value-type="string" calcext:value-type="string">
            <text:p>{{DRITTE_VRECHTSSCHUTZ}}Verkehrsrechtsschutz<text:span text:style-name="T4"> </text:span>des<text:span text:style-name="T4"> </text:span>Drittbeteiligten</text:p>
          </table:table-cell>
        </table:table-row>
        <table:table-row table:style-name="ro2">
          <table:table-cell table:style-name="ce9" office:value-type="string" calcext:value-type="string">
            <text:p>{{DRITTE_EIGENE1}} Eigenes Feld 1</text:p>
          </table:table-cell>
        </table:table-row>
        <table:table-row table:style-name="ro2">
          <table:table-cell table:style-name="ce9" office:value-type="string" calcext:value-type="string">
            <text:p>{{DRITTE_EIGENE2}} Eigenes Feld 2</text:p>
          </table:table-cell>
        </table:table-row>
        <table:table-row table:style-name="ro2">
          <table:table-cell table:style-name="ce9" office:value-type="string" calcext:value-type="string">
            <text:p>{{DRITTE_EIGENE3}} Eigenes Feld 3</text:p>
          </table:table-cell>
        </table:table-row>
        <table:table-row table:style-name="ro2">
          <table:table-cell table:style-name="ce9" office:value-type="string" calcext:value-type="string">
            <text:p>{{DRITTE_GEB}} Geburtsdatum des Drittbeteiligten</text:p>
          </table:table-cell>
        </table:table-row>
        <table:table-row table:style-name="ro4">
          <table:table-cell table:style-name="ce10" office:value-type="string" calcext:value-type="string">
            <text:p>{{DRITTE_AKTE_KONTAKT}} Ansprechpartner des Drittbeteiligten innerhalb einer Akte</text:p>
          </table:table-cell>
        </table:table-row>
        <table:table-row table:style-name="ro4">
          <table:table-cell table:style-name="ce10" office:value-type="string" calcext:value-type="string">
            <text:p>{{DRITTE_AKTE_ZEICHEN}} AZ1/Referenz des Drittbeteiligten innerhalb einer Akte</text:p>
          </table:table-cell>
        </table:table-row>
        <table:table-row table:style-name="ro4">
          <table:table-cell table:style-name="ce10" office:value-type="string" calcext:value-type="string">
            <text:p>{{DRITTE_AKTE_EIGENE1}} Eigenes Feld 1 des Drittbeteiligten innerhalb einer Akte</text:p>
          </table:table-cell>
        </table:table-row>
        <table:table-row table:style-name="ro4">
          <table:table-cell table:style-name="ce10" office:value-type="string" calcext:value-type="string">
            <text:p>{{DRITTE_AKTE_EIGENE2}} Eigenes Feld 2 des Drittbeteiligten innerhalb einer Akte</text:p>
          </table:table-cell>
        </table:table-row>
        <table:table-row table:style-name="ro4">
          <table:table-cell table:style-name="ce10" office:value-type="string" calcext:value-type="string">
            <text:p>{{DRITTE_AKTE_EIGENE3}} Eigenes Feld 3 des Drittbeteiligten innerhalb einer Akte</text:p>
          </table:table-cell>
        </table:table-row>
        <table:table-row table:style-name="ro2">
          <table:table-cell table:style-name="ce9"/>
        </table:table-row>
        <table:table-row table:style-name="ro2">
          <table:table-cell table:style-name="ce9" office:value-type="string" calcext:value-type="string">
            <text:p>{{AKTE_NR}} Aktennummer</text:p>
          </table:table-cell>
        </table:table-row>
        <table:table-row table:style-name="ro2">
          <table:table-cell table:style-name="ce9" office:value-type="string" calcext:value-type="string">
            <text:p>{{AKTE_ZEICHEN}} Aktenzeichen</text:p>
          </table:table-cell>
        </table:table-row>
        <table:table-row table:style-name="ro3">
          <table:table-cell office:value-type="string" calcext:value-type="string">
            <text:p>{{AKTE_KURZRUBRUM}}Bezeichnung<text:span text:style-name="T4"> </text:span>der<text:span text:style-name="T4"> </text:span>Akte</text:p>
          </table:table-cell>
        </table:table-row>
        <table:table-row table:style-name="ro3">
          <table:table-cell office:value-type="string" calcext:value-type="string">
            <text:p>{{AKTE_NOTIZ}}Notiz<text:span text:style-name="T4"> </text:span>zur<text:span text:style-name="T4"> </text:span>Akte</text:p>
          </table:table-cell>
        </table:table-row>
        <table:table-row table:style-name="ro2">
          <table:table-cell table:style-name="ce9"/>
        </table:table-row>
        <table:table-row table:style-name="ro3">
          <table:table-cell office:value-type="string" calcext:value-type="string">
            <text:p>{{AKTE_SCHADENNR}}Schadennummer<text:span text:style-name="T4"> </text:span>zur<text:span text:style-name="T4"> </text:span>Akte</text:p>
          </table:table-cell>
        </table:table-row>
        <table:table-row table:style-name="ro2">
          <table:table-cell table:style-name="ce9" office:value-type="string" calcext:value-type="string">
            <text:p>{{AKTE_GEGENSTANDSWERT}} Gegenstandswert</text:p>
          </table:table-cell>
        </table:table-row>
        <table:table-row table:style-name="ro2">
          <table:table-cell table:style-name="ce9"/>
        </table:table-row>
        <table:table-row table:style-name="ro2">
          <table:table-cell table:style-name="ce9" office:value-type="string" calcext:value-type="string">
            <text:p>{{AKTE_WEGEN}} wegen</text:p>
          </table:table-cell>
        </table:table-row>
        <table:table-row table:style-name="ro2">
          <table:table-cell table:style-name="ce9" office:value-type="string" calcext:value-type="string">
            <text:p>{{AKTE_ANWALT}} Anwalt</text:p>
          </table:table-cell>
        </table:table-row>
        <table:table-row table:style-name="ro2">
          <table:table-cell table:style-name="ce9" office:value-type="string" calcext:value-type="string">
            <text:p>{{AKTE_SACHBEARBEITER}} Bearbeiter</text:p>
          </table:table-cell>
        </table:table-row>
        <table:table-row table:style-name="ro2">
          <table:table-cell table:style-name="ce9"/>
        </table:table-row>
        <table:table-row table:style-name="ro2">
          <table:table-cell table:style-name="ce9" office:value-type="string" calcext:value-type="string">
            <text:p>{{AKTE_EIGENE1}} Eigenes Feld 1</text:p>
          </table:table-cell>
        </table:table-row>
        <table:table-row table:style-name="ro2">
          <table:table-cell table:style-name="ce9" office:value-type="string" calcext:value-type="string">
            <text:p>{{AKTE_EIGENE2}} Eigenes Feld 2</text:p>
          </table:table-cell>
        </table:table-row>
        <table:table-row table:style-name="ro2">
          <table:table-cell table:style-name="ce9" office:value-type="string" calcext:value-type="string">
            <text:p>{{AKTE_EIGENE3}} Eigenes Feld 3</text:p>
          </table:table-cell>
        </table:table-row>
        <table:table-row table:style-name="ro2" table:number-rows-repeated="2">
          <table:table-cell table:style-name="ce11"/>
        </table:table-row>
        <table:table-row table:style-name="ro5"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.00.0000</text:date>, <text:time style:data-style-name="N2" text:time-value="21:57:28.826007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S</meta:editing-duration>
    <meta:editing-cycles>6</meta:editing-cycles>
    <meta:generator>LibreOffice/5.1.6.2$Linux_X86_64 LibreOffice_project/10m0$Build-2</meta:generator>
    <dc:date>2018-09-01T21:58:01.673154014</dc:date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